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anklin Gothic Book" svg:font-family="'Franklin Gothic Book'"/>
    <style:font-face style:name="Open Sans Light" svg:font-family="'Open Sans Light'"/>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a80000" draw:opacity="100%" draw:shadow="hidden"/>
    </style:style>
    <style:style style:name="gr2" style:family="graphic" style:parent-style-name="standard">
      <style:graphic-properties draw:stroke="none" draw:fill="solid" draw:fill-color="#a80000" draw:textarea-vertical-align="middle" fo:min-height="18.688cm" fo:min-width="2.54cm" fo:padding-top="0.254cm" fo:padding-bottom="0.254cm" fo:padding-left="0.102cm" fo:padding-right="0.102cm"/>
    </style:style>
    <style:style style:name="gr3" style:family="graphic" style:parent-style-name="standard">
      <style:graphic-properties draw:stroke="none" draw:fill="solid" draw:fill-color="#a80000" draw:textarea-vertical-align="middle" fo:min-height="20.541cm" fo:min-width="2.54cm" fo:padding-top="0.254cm" fo:padding-bottom="0.254cm" fo:padding-left="0.102cm" fo:padding-right="0.102cm"/>
    </style:style>
    <style:style style:name="gr4" style:family="graphic" style:parent-style-name="standard">
      <style:graphic-properties draw:stroke="none" draw:fill="solid" draw:fill-color="#000000" draw:opacity="100%" draw:shadow="hidden"/>
    </style:style>
    <style:style style:name="gr5" style:family="graphic" style:parent-style-name="standard">
      <style:graphic-properties draw:stroke="none" draw:fill="none" fo:min-height="2.304cm" fo:min-width="2.54cm" fo:padding-top="0.102cm" fo:padding-bottom="0.102cm" fo:padding-left="0.102cm" fo:padding-right="0.102cm"/>
    </style:style>
    <style:style style:name="gr6" style:family="graphic" style:parent-style-name="standard">
      <style:graphic-properties draw:stroke="solid" svg:stroke-width="0.071cm" svg:stroke-color="#000000" draw:fill="none" fo:padding-top="0.16cm" fo:padding-bottom="0.16cm" fo:padding-left="0.285cm" fo:padding-right="0.285cm" draw:shadow="hidden"/>
    </style:style>
    <style:style style:name="P1" style:family="paragraph">
      <loext:graphic-properties draw:fill="solid" draw:fill-color="#a80000" draw:opacity="100%"/>
    </style:style>
    <style:style style:name="P2" style:family="paragraph">
      <style:paragraph-properties fo:text-align="start"/>
    </style:style>
    <style:style style:name="P3" style:family="paragraph">
      <loext:graphic-properties draw:fill="solid" draw:fill-color="#a80000"/>
      <style:paragraph-properties fo:text-align="start"/>
    </style:style>
    <style:style style:name="P4" style:family="paragraph">
      <style:paragraph-properties fo:text-align="justify"/>
    </style:style>
    <style:style style:name="P5" style:family="paragraph">
      <loext:graphic-properties draw:fill="solid" draw:fill-color="#a80000"/>
      <style:paragraph-properties fo:text-align="justify"/>
    </style:style>
    <style:style style:name="P6" style:family="paragraph">
      <loext:graphic-properties draw:fill="solid" draw:fill-color="#000000" draw:opacity="100%"/>
    </style:style>
    <style:style style:name="P7" style:family="paragraph">
      <style:paragraph-properties fo:text-align="center"/>
    </style:style>
    <style:style style:name="P8" style:family="paragraph">
      <loext:graphic-properties draw:fill="none"/>
    </style:style>
    <style:style style:name="T1" style:family="text">
      <style:text-properties fo:color="#ffffff" style:font-name="Franklin Gothic Book" fo:font-size="24pt" style:font-name-asian="Franklin Gothic Book" style:font-size-asian="24pt" style:font-name-complex="Franklin Gothic Book" style:font-size-complex="24pt"/>
    </style:style>
    <style:style style:name="T2" style:family="text">
      <style:text-properties fo:color="#ffffff" style:font-name="Open Sans Light" fo:font-size="48pt" style:font-name-asian="Open Sans Light" style:font-size-asian="48pt" style:font-name-complex="Open Sans Ligh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polygon draw:style-name="gr1" draw:text-style-name="P1" draw:layer="layout" svg:width="25.4cm" svg:height="6.442cm" svg:x="2.54cm" svg:y="31.377cm" svg:viewBox="0 0 25401 6443" draw:points="0,0 25401,0 25401,6443 0,6443">
            <text:p/>
          </draw:polygon>
          <draw:frame draw:style-name="gr2" draw:text-style-name="P3" draw:layer="layout" svg:width="25.4cm" svg:height="19.196cm" svg:x="2.54cm" svg:y="25cm">
            <draw:text-box>
              <text:p text:style-name="P2"><text:span text:style-name="T1">If we raise the number of moves to around 40 and keep the number of ants that explore at 30%, then all the ants will reach the destination (0.01 from coordinates of zero) because: </text:span></text:p>
              <text:p text:style-name="P2"><text:span text:style-name="T1">•</text:span><text:span text:style-name="T1"><text:tab/></text:span><text:span text:style-name="T1">If they are given more moves, they are given more time to use each other and can follow each other to reach the destination. </text:span></text:p>
              <text:p text:style-name="P2"><text:span text:style-name="T1">•</text:span><text:span text:style-name="T1"><text:tab/></text:span><text:span text:style-name="T1">When more ants are exploring, an ant could find a better route, which other ants will be able to follow. Say a low percentage (10%), of the ants were exploring, then there will be less ants that explore, which causes following problem: After the initial random moves, there will be an ant that will be followed by all the other ants, then the ant colony is not reaching its potential. By having more ants exploring, we can have ants that might find a better route, taking the ants to the destination more effectively. If there are too many exploring, too many of the ants would be going all over the place, not being effective since not many are following. I believe 30% is the perfect amount to explore. </text:span></text:p>
              <text:p text:style-name="P2"><text:span text:style-name="T1"><text:s/></text:span></text:p>
            </draw:text-box>
          </draw:frame>
        </draw:g>
        <draw:g>
          <draw:polygon draw:style-name="gr1" draw:text-style-name="P1" draw:layer="layout" svg:width="25.4cm" svg:height="19.54cm" svg:x="2.54cm" svg:y="2.946cm" svg:viewBox="0 0 25401 19541" draw:points="0,0 25401,0 25401,19541 0,19541">
            <text:p/>
          </draw:polygon>
          <draw:frame draw:style-name="gr3" draw:text-style-name="P5" draw:layer="layout" svg:width="25.4cm" svg:height="21.049cm" svg:x="2.54cm" svg:y="2.192cm">
            <draw:text-box>
              <text:p text:style-name="P4"><text:span text:style-name="T1">As the systems around us get more complex, many shortcomings of a centralized optimization can be seen vividly. This makes companies spend more money, waste the valuable computing and natural resources. To solve this, we must come up with decentralized, individually smart, and collectively intelligent systems. Such systems are easy to manage, reduce risk of failure, and provide practically feasible solutions. Things that can be done with these decentralized systems are: optimize telecom networks by exploiting decentralized SDN (software defined networks), build medicines that can be released only when and where required, predict housing market variations, etc. We will learn from 150 million years of Swarm intelligence developed by ants and use the ways ants live and find food. It’s called ACO – Ant Colony Optimization. Per the process of developing algorithms or meta-heuristics, a newly made algorithm or meta-heuristic should be tested against a Test Optimization Function. Thus, I will be testing my meta-heuristic algorithm against a Test Optimization Function known as Sphere Function to see if it is truly optimized.</text:span></text:p>
              <text:p text:style-name="P4"><text:span text:style-name="T1"/></text:p>
            </draw:text-box>
          </draw:frame>
        </draw:g>
        <draw:g>
          <draw:polygon draw:style-name="gr4" draw:text-style-name="P6" draw:layer="layout" svg:width="25.4cm" svg:height="2.024cm" svg:x="2.54cm" svg:y="1.332cm" svg:viewBox="0 0 25401 2025" draw:points="0,0 25401,0 25401,2025 0,2025">
            <text:p/>
          </draw:polygon>
          <draw:frame draw:style-name="gr5" draw:text-style-name="P8" draw:layer="layout" svg:width="25.4cm" svg:height="2.508cm" svg:x="2.54cm" svg:y="1.332cm">
            <draw:text-box>
              <text:p text:style-name="P7"><text:span text:style-name="T2">PURPOSE </text:span></text:p>
            </draw:text-box>
          </draw:frame>
        </draw:g>
        <draw:g>
          <draw:polygon draw:style-name="gr4" draw:text-style-name="P6" draw:layer="layout" svg:width="25.4cm" svg:height="2.024cm" svg:x="2.54cm" svg:y="23.527cm" svg:viewBox="0 0 25401 2025" draw:points="0,0 25401,0 25401,2025 0,2025">
            <text:p/>
          </draw:polygon>
          <draw:frame draw:style-name="gr5" draw:text-style-name="P8" draw:layer="layout" svg:width="25.4cm" svg:height="2.508cm" svg:x="2.54cm" svg:y="23.527cm">
            <draw:text-box>
              <text:p text:style-name="P7"><text:span text:style-name="T2">HYPOTHESIS</text:span></text:p>
            </draw:text-box>
          </draw:frame>
        </draw:g>
        <draw:line draw:style-name="gr6" draw:text-style-name="P8" draw:layer="layout" svg:x1="1.27cm" svg:y1="0.836cm" svg:x2="1.27cm" svg:y2="44.82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anklin Gothic Book" svg:font-family="'Franklin Gothic Book'"/>
    <style:font-face style:name="Open Sans Light" svg:font-family="'Open Sans Light'"/>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30.48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3-25T19:54:42.141101000</dc:date>
    <meta:creation-date>2017-03-09T21:40:42Z</meta:creation-date>
    <meta:initial-creator>Mihir Kulkarni</meta:initial-creator>
    <meta:generator>LibreOffice/5.3.0.3$MacOSX_X86_64 LibreOffice_project/7074905676c47b82bbcfbea1aeefc84afe1c50e1</meta:generator>
    <meta:editing-duration>PT11M14S</meta:editing-duration>
    <meta:editing-cycles>2</meta:editing-cycles>
    <meta:document-statistic meta:object-count="13"/>
  </office:meta>
</office:document-meta>
</file>